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d90a" officeooo:paragraph-rsid="000cd90a"/>
    </style:style>
    <style:style style:name="P2" style:family="paragraph" style:parent-style-name="Standard">
      <style:text-properties officeooo:rsid="000fed43" officeooo:paragraph-rsid="00100da6"/>
    </style:style>
    <style:style style:name="P3" style:family="paragraph" style:parent-style-name="Standard">
      <style:text-properties officeooo:rsid="0013963f" officeooo:paragraph-rsid="0013963f"/>
    </style:style>
    <style:style style:name="P4" style:family="paragraph" style:parent-style-name="Standard">
      <style:text-properties officeooo:rsid="0016ee58" officeooo:paragraph-rsid="0016ee58"/>
    </style:style>
    <style:style style:name="P5" style:family="paragraph" style:parent-style-name="Standard">
      <style:text-properties officeooo:rsid="0023828a" officeooo:paragraph-rsid="0023828a"/>
    </style:style>
    <style:style style:name="P6" style:family="paragraph" style:parent-style-name="Standard">
      <style:text-properties fo:font-weight="normal" officeooo:rsid="000de2f5" officeooo:paragraph-rsid="000cd90a" style:font-weight-asian="normal" style:font-weight-complex="normal"/>
    </style:style>
    <style:style style:name="P7" style:family="paragraph" style:parent-style-name="Standard">
      <style:text-properties fo:font-weight="normal" officeooo:rsid="0010c8c1" officeooo:paragraph-rsid="00100da6" style:font-weight-asian="normal" style:font-weight-complex="normal"/>
    </style:style>
    <style:style style:name="P8" style:family="paragraph" style:parent-style-name="Standard">
      <style:text-properties fo:font-weight="normal" officeooo:rsid="0015e98a" officeooo:paragraph-rsid="0013963f" style:font-weight-asian="normal" style:font-weight-complex="normal"/>
    </style:style>
    <style:style style:name="P9" style:family="paragraph" style:parent-style-name="Standard">
      <style:text-properties fo:font-weight="normal" officeooo:rsid="001caf1c" officeooo:paragraph-rsid="0016ee58" style:font-weight-asian="normal" style:font-weight-complex="normal"/>
    </style:style>
    <style:style style:name="P10" style:family="paragraph" style:parent-style-name="Standard">
      <style:text-properties fo:font-weight="normal" officeooo:rsid="002900e3" officeooo:paragraph-rsid="0023828a" style:font-weight-asian="normal" style:font-weight-complex="normal"/>
    </style:style>
    <style:style style:name="P11" style:family="paragraph" style:parent-style-name="Standard">
      <style:text-properties fo:font-weight="normal" officeooo:rsid="0044363d" officeooo:paragraph-rsid="003bf9ba" style:font-weight-asian="normal" style:font-weight-complex="normal"/>
    </style:style>
    <style:style style:name="P12" style:family="paragraph" style:parent-style-name="Standard">
      <style:text-properties officeooo:rsid="002b9b13" officeooo:paragraph-rsid="002b9b13"/>
    </style:style>
    <style:style style:name="P13" style:family="paragraph" style:parent-style-name="Standard">
      <style:text-properties officeooo:rsid="003bf9ba" officeooo:paragraph-rsid="003bf9ba"/>
    </style:style>
    <style:style style:name="P14"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officeooo:rsid="000cd90a" officeooo:paragraph-rsid="000cd90a" style:font-weight-asian="normal" style:font-weight-complex="normal"/>
    </style:style>
    <style:style style:name="P15" style:family="paragraph" style:parent-style-name="Standard">
      <style:text-properties fo:font-weight="normal" officeooo:rsid="0030c09f" officeooo:paragraph-rsid="002b9b13" style:font-weight-asian="normal" style:font-weight-complex="normal"/>
    </style:style>
    <style:style style:name="P16" style:family="paragraph" style:parent-style-name="Standard">
      <style:text-properties fo:font-weight="normal" officeooo:rsid="00428504" officeooo:paragraph-rsid="003bf9ba" style:font-weight-asian="normal" style:font-weight-complex="normal"/>
    </style:style>
    <style:style style:name="P17"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0c8c1" officeooo:paragraph-rsid="0010c8c1" style:text-blinking="false" fo:background-color="transparent"/>
    </style:style>
    <style:style style:name="P1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16fc0" officeooo:paragraph-rsid="00116fc0" style:text-blinking="false" fo:background-color="transparent"/>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dfe01" officeooo:paragraph-rsid="001dfe01" style:text-blinking="false" fo:background-color="transparent"/>
    </style:style>
    <style:style style:name="P21"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128557" officeooo:paragraph-rsid="00128557" style:text-blinking="false"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0da6" style:font-weight-asian="normal" style:font-weight-complex="normal"/>
    </style:style>
    <style:style style:name="T4" style:family="text">
      <style:text-properties fo:font-weight="normal" officeooo:rsid="00109eba" style:font-weight-asian="normal" style:font-weight-complex="normal"/>
    </style:style>
    <style:style style:name="T5" style:family="text">
      <style:text-properties fo:font-weight="normal" officeooo:rsid="0010c8c1" style:font-weight-asian="normal" style:font-weight-complex="normal"/>
    </style:style>
    <style:style style:name="T6" style:family="text">
      <style:text-properties fo:font-weight="normal" officeooo:rsid="000de2f5" style:font-weight-asian="normal" style:font-weight-complex="normal"/>
    </style:style>
    <style:style style:name="T7" style:family="text">
      <style:text-properties fo:font-weight="normal" officeooo:rsid="00149409" style:font-weight-asian="normal" style:font-weight-complex="normal"/>
    </style:style>
    <style:style style:name="T8" style:family="text">
      <style:text-properties fo:font-weight="normal" officeooo:rsid="0015e98a" style:font-weight-asian="normal" style:font-weight-complex="normal"/>
    </style:style>
    <style:style style:name="T9" style:family="text">
      <style:text-properties fo:font-weight="normal" officeooo:rsid="00186564" style:font-weight-asian="normal" style:font-weight-complex="normal"/>
    </style:style>
    <style:style style:name="T10" style:family="text">
      <style:text-properties fo:font-weight="normal" officeooo:rsid="0019f7a0" style:font-weight-asian="normal" style:font-weight-complex="normal"/>
    </style:style>
    <style:style style:name="T11" style:family="text">
      <style:text-properties fo:font-weight="normal" officeooo:rsid="001bf2b8" style:font-weight-asian="normal" style:font-weight-complex="normal"/>
    </style:style>
    <style:style style:name="T12" style:family="text">
      <style:text-properties fo:font-weight="normal" officeooo:rsid="001caf1c" style:font-weight-asian="normal" style:font-weight-complex="normal"/>
    </style:style>
    <style:style style:name="T13" style:family="text">
      <style:text-properties fo:font-weight="normal" officeooo:rsid="002539de" style:font-weight-asian="normal" style:font-weight-complex="normal"/>
    </style:style>
    <style:style style:name="T14" style:family="text">
      <style:text-properties fo:font-weight="normal" officeooo:rsid="0026ffbc" style:font-weight-asian="normal" style:font-weight-complex="normal"/>
    </style:style>
    <style:style style:name="T15" style:family="text">
      <style:text-properties fo:font-weight="normal" officeooo:rsid="0028f4a9" style:font-weight-asian="normal" style:font-weight-complex="normal"/>
    </style:style>
    <style:style style:name="T16" style:family="text">
      <style:text-properties fo:font-weight="normal" officeooo:rsid="002900e3" style:font-weight-asian="normal" style:font-weight-complex="normal"/>
    </style:style>
    <style:style style:name="T17" style:family="text">
      <style:text-properties fo:font-weight="normal" officeooo:rsid="002c3b13" style:font-weight-asian="normal" style:font-weight-complex="normal"/>
    </style:style>
    <style:style style:name="T18" style:family="text">
      <style:text-properties fo:font-weight="normal" officeooo:rsid="002d1c73" style:font-weight-asian="normal" style:font-weight-complex="normal"/>
    </style:style>
    <style:style style:name="T19" style:family="text">
      <style:text-properties fo:font-weight="normal" officeooo:rsid="002dc9a0" style:font-weight-asian="normal" style:font-weight-complex="normal"/>
    </style:style>
    <style:style style:name="T20" style:family="text">
      <style:text-properties fo:font-weight="normal" officeooo:rsid="00307668" style:font-weight-asian="normal" style:font-weight-complex="normal"/>
    </style:style>
    <style:style style:name="T21" style:family="text">
      <style:text-properties fo:font-weight="normal" officeooo:rsid="0030c09f" style:font-weight-asian="normal" style:font-weight-complex="normal"/>
    </style:style>
    <style:style style:name="T22" style:family="text">
      <style:text-properties fo:font-weight="normal" officeooo:rsid="00315e5f" style:font-weight-asian="normal" style:font-weight-complex="normal"/>
    </style:style>
    <style:style style:name="T23" style:family="text">
      <style:text-properties fo:font-weight="normal" officeooo:rsid="0032c8f1" style:font-weight-asian="normal" style:font-weight-complex="normal"/>
    </style:style>
    <style:style style:name="T24" style:family="text">
      <style:text-properties fo:font-weight="normal" officeooo:rsid="003ad6f0" style:font-weight-asian="normal" style:font-weight-complex="normal"/>
    </style:style>
    <style:style style:name="T25" style:family="text">
      <style:text-properties fo:font-weight="normal" officeooo:rsid="003cb2e4" style:font-weight-asian="normal" style:font-weight-complex="normal"/>
    </style:style>
    <style:style style:name="T26" style:family="text">
      <style:text-properties fo:font-weight="normal" officeooo:rsid="003eb005" style:font-weight-asian="normal" style:font-weight-complex="normal"/>
    </style:style>
    <style:style style:name="T27" style:family="text">
      <style:text-properties fo:font-weight="normal" officeooo:rsid="003fe1c7" style:font-weight-asian="normal" style:font-weight-complex="normal"/>
    </style:style>
    <style:style style:name="T28" style:family="text">
      <style:text-properties fo:font-weight="normal" officeooo:rsid="00428504" style:font-weight-asian="normal" style:font-weight-complex="normal"/>
    </style:style>
    <style:style style:name="T29" style:family="text">
      <style:text-properties officeooo:rsid="00116fc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jdens dit project zal ik ook ingewerkt worden voor de bestuursfunctie bij <text:span text:style-name="T1">via</text:span><text:span text:style-name="T2"> die ik komend jaar zal zetelen. Daarom zijn mijn werkdagen inconsistent met de rest van de groep. Dit is in overeenstemming met de groep en met z’n vieren besluiten we welke onderdelen handig zijn voor mij om aan te pakken en het beste parallel gedaan kunnen worden.</text:span></text:p>
      <text:p text:style-name="P14"/>
      <text:p text:style-name="P6"/>
      <text:p text:style-name="P2"><text:span text:style-name="T2">We hebben een brainstorm gehouden over de inhoud van het project. Tijdens deze brainstorm kwamen verscheidene onderdelen aan bod. Het voornaamste onderwerp wat ons interesseerde was muziek. Het idee om via wifi of bluetooth speakers dezelfde muziek te laten afspelen sprak ons heel erg aan. Dit zou dan een soort van goedkope variant van Sonos worden. </text:span><text:span text:style-name="T3">Echter is zoiets afgelopen jaar al eerder gedaan, waarbij er een surroundsound system ontwikkeld is. We hebben daarom ons idee iets bijgeschaaft. Het huidige idee is om allerlei devices hun muziek met andere te delen d.m.v. een ad-hoc netwerk. Dit netwerk is een self regulerend netwerk waarbij er geen sprake is van een server en client situatie. Iedere node in het netwerk is gelijk en hierdoor moeten we zoeken naar een gedecentraliseerde manier waarop we muziek kunnen distribueren. </text:span><text:span text:style-name="T4">Als een node het netwerk toetreed of verlaat, moet er door het gehele netwerk duidelijk gemaakt worden welke muziek er op dat moment nog beschikbaar is. Bij dit project zijn er ook veel optimalisaties mogelijk. Zo kunnen we nummers op een manier cachen in het netwerk voor een verbetering in snelheid van de distributie. Dit zal namelijk een van de grotere bottlenecks zijn van ons projecft. Ook kunnen we de nummers gebuffered en gecomprimeerd versturen om hetzelfde resultaat te behalen. </text:span><text:span text:style-name="T5">Hiernaast is congestion avoidance binnen het netwerk ook van belang en kunnen we implementeren mochten we genoeg </text:span><text:span text:style-name="T7">tijd hebben</text:span><text:span text:style-name="T5">. De onderdelen die wij tot de MVP vinden behoren zijn:</text:span></text:p>
      <text:p text:style-name="P7"><text:bookmark text:name="docs-internal-guid-2a7c4c06-7fff-7714-8bf2-5fa3ca888fc8"/></text:p>
      <text:list xml:id="list1551000347" text:style-name="L1">
        <text:list-item>
          <text:p text:style-name="P17">Connectie mogelijk <text:span text:style-name="T29">maken</text:span> tussen devices</text:p>
        </text:list-item>
        <text:list-item>
          <text:p text:style-name="P18">Discovery van Nodes ontwikkelen</text:p>
        </text:list-item>
        <text:list-item>
          <text:p text:style-name="P18">De muzieknummers van een device kunnen scrapen</text:p>
        </text:list-item>
      </text:list>
      <text:list xml:id="list3595612742" text:style-name="L2">
        <text:list-item>
          <text:p text:style-name="P20">Een discovery table van waar welk nummer te vinden is</text:p>
        </text:list-item>
        <text:list-item>
          <text:p text:style-name="P19">Zelf gereguleerde disconnectie en opruiming van nodes</text:p>
        </text:list-item>
        <text:list-item>
          <text:p text:style-name="P21">Het onwikkelen van een datastructuur voor het zenden van muziek</text:p>
        </text:list-item>
        <text:list-item>
          <text:p text:style-name="P21">Het mogelijk maken om nummers te requesten binnen het netwerk</text:p>
        </text:list-item>
        <text:list-item>
          <text:p text:style-name="P21">Een manier om muziek te uploaden/downloaden/bufferen</text:p>
        </text:list-item>
        <text:list-item>
          <text:p text:style-name="P21">Pathfinding algoritme voor de nodes om elkaar te vinden</text:p>
        </text:list-item>
        <text:list-item>
          <text:p text:style-name="P21">Een manier om de muziek af te spelen.<text:line-break/></text:p>
        </text:list-item>
      </text:list>
      <text:p text:style-name="P3">We zijn begonnen aan het inventariseren van onze TechStack<text:span text:style-name="T6">. </text:span><text:span text:style-name="T2">We gaan voor een implementatie in Java, aangezien de java core makkelijk her te gebruiken is op verschillende devices. </text:span><text:span text:style-name="T8">Voor het maken van een applicatie kunnen we JavaFX gebruiken. Het netwerk zal gebasseerd zijn op WiFi-</text:span><text:span text:style-name="T14">d</text:span><text:span text:style-name="T8">irect, aangezien dit een stuk sneller is dan Bluetooth.</text:span></text:p>
      <text:p text:style-name="P8"/>
      <text:p text:style-name="P4"><text:span text:style-name="T8">I</text:span><text:span text:style-name="T2">k heb gekeken naar een manier om muziek van een device te scrapen. </text:span><text:span text:style-name="T9">Hiervoor heb ik een systeem geimplementeerd die checkt op permissie van de gebruiker om COMRAD in de storage van het device te zoeken. Vervolgens gebruiken we een ContentResolver om URI’s van muzieknummers te verkrijgen. Van deze nummers kunnen we alle meta data ophalen die we nuttig vinden. </text:span><text:span text:style-name="T10">Met een blik op de toekomst heb ik ook een datastructuur ontwikkeld </text:span><text:span text:style-name="T11">voor de nummers. </text:span><text:span text:style-name="T12">Hier staat tot nu toe de titel, artiest, URI locatie, grootte en MAC adres van de Node die de song opgeslagen heeft. Dit kunnen we later gebruiken bij het opstellen van de discovery table.</text:span></text:p>
      <text:p text:style-name="P9"/>
      <text:p text:style-name="P5"><text:span text:style-name="T12">W</text:span><text:span text:style-name="T2">e zijn tot de conclusie gekomen dat WiFi-direct niet handig is. Het gaat heel moeizaam om een stabiele verbinding op te zetten tussen meer dan </text:span><text:span text:style-name="T13">twee devices. </text:span><text:span text:style-name="T14">Ook waren laptops lastig te </text:span><text:soft-page-break/><text:span text:style-name="T14">verbinden, We hebben ook het idee dat er een keten van nodes ontstaat bij WiFi-direct ipv een mesh netwerk. Daarom hebben we besloten om toch voor een Bluetooth verbinding te gaan, aangezien we hiermee wel een mesh netwerk kunnen opzetten. </text:span><text:span text:style-name="T15">Ook gaan we switchen van een applicatie voor de PC naar een App voor mobiele devices. </text:span><text:span text:style-name="T16">We gaan gebruik maken van Android Studio en Java.</text:span></text:p>
      <text:p text:style-name="P10"/>
      <text:p text:style-name="P12"><text:span text:style-name="T16">I</text:span><text:span text:style-name="T2">k heb gekeken naar hoe we het efficientste data over het netwerk kunnen sturen. </text:span><text:span text:style-name="T17">Eerst ben ik begonnen met simpele messages. </text:span><text:span text:style-name="T18">Daarna heb ik geprobeerd om de Song datatstructuur over het netwerk te sturen. Dit lukte niet, </text:span><text:span text:style-name="T19">aangezien we gebruik maakten van</text:span><text:span text:style-name="T17"> </text:span><text:span text:style-name="T19">InputStream en OutputStream </text:span><text:span text:style-name="T20">voor het verzenden van data. </text:span><text:span text:style-name="T24">Deze manier</text:span><text:span text:style-name="T21"> ondersteund objecten </text:span><text:span text:style-name="T24">niet </text:span><text:span text:style-name="T21">op de manier die wij willen, dus heb ik het gehele systeem herschreven om ObjectInputStream en ObjectOutputStream te kunnen gebruiken. De sockets blijven nog steeds de InputStream en OutputStream objecten, aangezien deze alleen hierdoor worden ondersteund. Vervolgens worden de inkomende </text:span><text:span text:style-name="T22">en uitgaande data</text:span><text:span text:style-name="T21"> </text:span><text:span text:style-name="T23">gedaan via</text:span><text:span text:style-name="T21"> de ObjectStreams.</text:span></text:p>
      <text:p text:style-name="P15"/>
      <text:p text:style-name="P13"><text:span text:style-name="T21">V</text:span><text:span text:style-name="T2">erder heb ik ook gewerkt aan het versturen van muziek over een netwerk naar </text:span><text:span text:style-name="T25">ander device, waarop het vervolgens wordt afgespeeld. Dit bleek een groter probleem dan verwacht. </text:span><text:span text:style-name="T26">Aangezien we devices hadden op Android versie 16 hebben we dit ook meteen als laagst ondersteunde SDK versie gebruikt. Hierdoor hadden we problemen doordat we depricated packages moesten gebruiken </text:span><text:span text:style-name="T27">in combinatie met up-to-date packages. </text:span><text:span text:style-name="T28">Naar veel uitzoeken hebben we de juiste combinatie aan packages gevonden.</text:span></text:p>
      <text:p text:style-name="P1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0:04:00.733194465</meta:creation-date>
    <meta:generator>LibreOffice/6.0.6.2$Linux_X86_64 LibreOffice_project/00m0$Build-2</meta:generator>
    <dc:date>2019-01-18T10:38:35.744064860</dc:date>
    <meta:editing-duration>PT2H33M35S</meta:editing-duration>
    <meta:editing-cycles>45</meta:editing-cycles>
    <meta:document-statistic meta:table-count="0" meta:image-count="0" meta:object-count="0" meta:page-count="2" meta:paragraph-count="17" meta:word-count="823" meta:character-count="5053" meta:non-whitespace-character-count="4256"/>
  </office:meta>
</office:document-meta>
</file>